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gif" manifest:full-path="Pictures/10000200000001410000010104C58561.gif"/>
  <manifest:file-entry manifest:media-type="" manifest:full-path="Pictures/"/>
  <manifest:file-entry manifest:media-type="text/xml" manifest:full-path="content.xml"/>
  <manifest:file-entry manifest:media-type="text/xml" manifest:full-path="Basic/Standard/WPInteropStyles.xml"/>
  <manifest:file-entry manifest:media-type="text/xml" manifest:full-path="Basic/Standard/Toolbar.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p" style:master-page-name="Standard"/>
    <style:style style:name="T1" style:family="text"/>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width="8.493cm" svg:height="6.8cm" draw:z-index="0"><draw:image xlink:href="Pictures/10000200000001410000010104C58561.gif" xlink:type="simple" xlink:show="embed" xlink:actuate="onLoad"/></draw:frame></text:p>
      <text:p text:style-name="p">Resize 91%:</text:p>
      <text:p text:style-name="p"><draw:frame draw:style-name="fr1" draw:name="graphics2" text:anchor-type="paragraph" svg:width="7.729cm" svg:height="6.189cm" draw:z-index="1"><draw:image xlink:href="Pictures/10000200000001410000010104C58561.gif" xlink:type="simple" xlink:show="embed" xlink:actuate="onLoad"/></draw:frame></text:p>
      <text:p text:style-name="p">Resize 109%:</text:p>
      <text:p text:style-name="p"><draw:frame draw:style-name="fr1" draw:name="graphics3" text:anchor-type="paragraph" svg:width="9.26cm" svg:height="7.41cm" draw:z-index="2"><draw:image xlink:href="Pictures/10000200000001410000010104C58561.gif"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style:text-properties fo:font-style="normal"/>
    </style:style>
    <style:style style:name="bq2" style:family="paragraph" style:parent-style-name="Standard">
      <style:paragraph-properties fo:margin-left="1.199cm" fo:margin-right="0cm" fo:margin-top="0cm" fo:margin-bottom="0.42cm" fo:text-indent="0cm" style:auto-text-indent="false"/>
      <style:text-properties fo:font-style="normal"/>
    </style:style>
    <style:style style:name="bq3" style:family="paragraph" style:parent-style-name="Standard">
      <style:paragraph-properties fo:margin-left="1.799cm" fo:margin-right="0cm" fo:margin-top="0cm" fo:margin-bottom="0.42cm" fo:text-indent="0cm" style:auto-text-indent="false"/>
      <style:text-properties fo:font-style="normal"/>
    </style:style>
    <style:style style:name="bq4" style:family="paragraph" style:parent-style-name="Standard">
      <style:paragraph-properties fo:margin-left="2.401cm" fo:margin-right="0cm" fo:margin-top="0cm" fo:margin-bottom="0.42cm" fo:text-indent="0cm" style:auto-text-indent="false"/>
      <style:text-properties fo:font-style="normal"/>
    </style:style>
    <style:style style:name="bq5" style:family="paragraph" style:parent-style-name="Standard">
      <style:paragraph-properties fo:margin-left="3cm" fo:margin-right="0cm" fo:margin-top="0cm" fo:margin-bottom="0.42cm" fo:text-indent="0cm" style:auto-text-indent="fals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bq3source" style:family="paragraph" style:parent-style-name="Standard">
      <style:paragraph-properties fo:margin-left="1.799cm" fo:margin-right="0cm" fo:margin-top="0cm" fo:margin-bottom="0.42cm" fo:text-indent="0cm" style:auto-text-indent="false"/>
      <style:text-properties fo:font-style="normal"/>
    </style:style>
    <style:style style:name="bq4source" style:family="paragraph" style:parent-style-name="Standard">
      <style:paragraph-properties fo:margin-left="2.401cm" fo:margin-right="0cm" fo:margin-top="0cm" fo:margin-bottom="0.42cm" fo:text-indent="0cm" style:auto-text-indent="false"/>
      <style:text-properties fo:font-style="normal"/>
    </style:style>
    <style:style style:name="bq5source" style:family="paragraph" style:parent-style-name="Standard">
      <style:paragraph-properties fo:margin-left="3cm" fo:margin-right="0cm" fo:margin-top="0cm" fo:margin-bottom="0.42cm" fo:text-indent="0cm" style:auto-text-indent="false"/>
      <style:text-properties fo:font-style="normal"/>
    </style:style>
    <style:style style:name="pre1" style:family="paragraph">
      <style:paragraph-properties fo:margin-left="0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2" style:family="paragraph">
      <style:paragraph-properties fo:margin-left="0.6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1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1.7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suffix=" " style:num-format="1"/>
      <text:outline-level-style text:level="3" style:num-suffix=" " style:num-format="1" text:display-levels="2"/>
      <text:outline-level-style text:level="4" style:num-suffix=" " style:num-format="1" text:display-levels="3"/>
      <text:outline-level-style text:level="5" style:num-suffix=" " style:num-format="1" text:display-levels="4"/>
      <text:outline-level-style text:level="6" style:num-suffix=" " style:num-format="1" text:display-levels="5"/>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min-label-width="0.6cm"/>
        <style:text-properties fo:font-family="'Times New Roman'" style:font-style-name="Regular" style:font-family-generic="roman" style:font-pitch="variable"/>
      </text:list-level-style-bullet>
    </text:list-style>
    <text:list-style style:name="li2b">
      <text:list-level-style-bullet text:level="1"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0.5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0.599cm" text:min-label-width="0.6cm"/>
        <style:text-properties fo:font-family="'Times New Roman'" style:font-style-name="Regular" style:font-family-generic="roman" style:font-pitch="variable"/>
      </text:list-level-style-bullet>
    </text:list-style>
    <text:list-style style:name="li3b">
      <text:list-level-style-bullet text:level="1"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199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199cm" text:min-label-width="0.6cm"/>
        <style:text-properties fo:font-family="'Times New Roman'" style:font-style-name="Regular" style:font-family-generic="roman" style:font-pitch="variable"/>
      </text:list-level-style-bullet>
    </text:list-style>
    <text:list-style style:name="li4b">
      <text:list-level-style-bullet text:level="1"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1.801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1.801cm" text:min-label-width="0.6cm"/>
        <style:text-properties fo:font-family="'Times New Roman'" style:font-style-name="Regular" style:font-family-generic="roman" style:font-pitch="variable"/>
      </text:list-level-style-bullet>
    </text:list-style>
    <text:list-style style:name="li5b">
      <text:list-level-style-bullet text:level="1"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2"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3"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4"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5"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6"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7"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8"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9" text:style-name="Bullet_20_Symbols" text:bullet-char="●">
        <style:list-level-properties text:space-before="2.4cm" text:min-label-width="0.6cm"/>
        <style:text-properties fo:font-family="'Times New Roman'" style:font-style-name="Regular" style:font-family-generic="roman" style:font-pitch="variable"/>
      </text:list-level-style-bullet>
      <text:list-level-style-bullet text:level="10" text:style-name="Bullet_20_Symbols" text:bullet-char="●">
        <style:list-level-properties text:space-before="2.4cm" text:min-label-width="0.6cm"/>
        <style:text-properties fo:font-family="'Times New Roman'" style:font-style-name="Regular" style:font-family-generic="roman" style:font-pitch="variable"/>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T1" style:family="text"/>
    <style:page-layout style:name="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pm1">
      <style:header>
        <table:table table:name="BodyFooter" table:style-name="BodyFooter">
          <table:table-column table:style-name="BodyFooter.A"/>
          <table:table-column table:style-name="BodyFooter.B"/>
          <table:table-row>
            <table:table-cell table:style-name="BodyFooter.A1" office:value-type="string">
              <text:p text:style-name="Header_20_right"><text:title/></text:p>
            </table:table-cell>
            <table:table-cell table:style-name="BodyFooter.A1" office:value-type="string">
              <text:p text:style-name="P1"><text:span text:style-name="i-b"><text:page-number text:select-page="current">1</text:page-number></text:span></text:p>
            </table:table-cell>
          </table:table-row>
        </table:table>
        <text:p text:style-name="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style:master-page style:name="First_20_Page" style:display-name="First Page" style:page-layout-name="pm2" style:next-style-name="Left_20_Page"/>
    <style:master-page style:name="Left_20_Page" style:display-name="Left Page" style:page-layout-name="pm3" style:next-style-name="Right_20_Page"/>
    <style:master-page style:name="Right_20_Page" style:display-name="Right Page" style:page-layout-name="pm4" style:next-style-name="Left_20_Page"/>
    <style:master-page style:name="Index" style:page-layout-name="pm5"/>
    <style:master-page style:name="HTML" style:page-layout-name="pm6">
      <style:header>
        <text:p text:style-name="Header"/>
      </style:header>
    </style:master-page>
    <style:master-page style:name="Footnote" style:page-layout-name="pm7"/>
    <style:master-page style:name="Endnote" style:page-layout-name="pm8"/>
    <style:master-page style:name="TOC_20_Page" style:display-name="TOC Page" style:page-layout-name="pm9"/>
    <style:master-page style:name="Copyright_20_Page" style:display-name="Copyright Page" style:page-layout-name="pm2"/>
    <style:master-page style:name="Module_20_01" style:display-name="Module 01" style:page-layout-name="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2" style:display-name="Module 02" style:page-layout-name="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3" style:display-name="Module 03" style:page-layout-name="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4" style:display-name="Module 04" style:page-layout-name="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5" style:display-name="Module 05" style:page-layout-name="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6" style:display-name="Module 06" style:page-layout-name="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7" style:display-name="Module 07" style:page-layout-name="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8" style:display-name="Module 08" style:page-layout-name="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09" style:display-name="Module 09" style:page-layout-name="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0" style:display-name="Module 10" style:page-layout-name="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1" style:display-name="Module 11" style:page-layout-name="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2" style:display-name="Module 12" style:page-layout-name="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3" style:display-name="Module 13" style:page-layout-name="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4" style:display-name="Module 14" style:page-layout-name="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5" style:display-name="Module 15" style:page-layout-name="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6" style:display-name="Module 16" style:page-layout-name="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7" style:display-name="Module 17" style:page-layout-name="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8" style:display-name="Module 18" style:page-layout-name="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19" style:display-name="Module 19" style:page-layout-name="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Module_20_20" style:display-name="Module 20" style:page-layout-name="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P1"><text:span text:style-name="i-b"><text:chapter text:display="plain-number" text:outline-level="1"/></text:span><text:span text:style-name="i-b">.</text:span><text:span text:style-name="i-b"><text:page-number text:select-page="current">1</text:page-number></text:span></text:p>
            </table:table-cell>
          </table:table-row>
        </table:table>
        <text:p text:style-name="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End_20_Section" style:display-name="End Section" style:page-layout-name="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P1"><text:span text:style-name="i-b"><text:page-number text:select-page="current">1</text:page-number></text:span></text:p>
            </table:table-cell>
          </table:table-row>
        </table:table>
        <text:p text:style-name="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Start_20_Section" style:display-name="Start Section" style:page-layout-name="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P1"><text:span text:style-name="i-b"><text:page-number text:select-page="current">1</text:page-number></text:span></text:p>
            </table:table-cell>
          </table:table-row>
        </table:table>
        <text:p text:style-name="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P3"/>
            </table:table-cell>
          </table:table-row>
        </table:table>
        <text:p text:style-name="Header_20_left"/>
      </style:header-left>
    </style:master-page>
    <style:master-page style:name="Landscape" style:page-layout-name="pm11">
      <style:header>
        <table:table table:name="Table46" table:style-name="Table46">
          <table:table-column table:style-name="Table46.A"/>
          <table:table-column table:style-name="Table46.B"/>
          <table:table-row>
            <table:table-cell table:style-name="Table46.A1" office:value-type="string">
              <text:p text:style-name="Header_20_right"><text:title/></text:p>
            </table:table-cell>
            <table:table-cell table:style-name="Table46.A1" office:value-type="string">
              <text:p text:style-name="P1"><text:span text:style-name="i-b"><text:page-number text:select-page="current">1</text:page-number></text:span></text:p>
            </table:table-cell>
          </table:table-row>
        </table:table>
        <text:p text:style-name="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Oo-dev/2.3$Win32 OpenOffice.org_project/680m207$Build-9135</meta:generator>
    <meta:creation-date>2007-04-30T13:19:57</meta:creation-date>
    <dc:date>2007-04-30T13:21:31</dc:date>
    <dc:language>en-US</dc:language>
    <meta:editing-cycles>2</meta:editing-cycles>
    <meta:editing-duration>PT1M35S</meta:editing-duration>
    <meta:template xlink:type="simple" xlink:actuate="onRequest" xlink:role="template" xlink:href="../../../../../templates/ice-template.ott" xlink:title="ice-template" meta:date="2007-04-30T13:19:56"/>
    <meta:user-defined meta:name="Info 1"/>
    <meta:user-defined meta:name="Info 2"/>
    <meta:user-defined meta:name="Info 3"/>
    <meta:user-defined meta:name="Info 4"/>
    <meta:document-statistic meta:table-count="48" meta:image-count="3" meta:object-count="0" meta:page-count="1" meta:paragraph-count="54" meta:word-count="4" meta:character-count="155"/>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Toolbar.xml><?xml version="1.0" encoding="utf-8"?>
<!DOCTYPE module  PUBLIC '-//OpenOffice.org//DTD OfficeDocument 1.0//EN'  'module.dtd'>
<script:module xmlns:script="http://openoffice.org/2000/script" script:name="Toolbar" script:language="StarBasic">'*********************************************************************
'    Copyright (C) 2006  Distance and e-Learning Centre,
'   University of Southern Queensland
'
'    This program is free software; you can redistribute it and/or modify
'    it under the terms of the GNU General Public License as published by
'    the Free Software Foundation; either version 2 of the License, or
'    (at your option) any later version.
'
'    This program is distributed in the hope that it will be useful,
'    but WITHOUT ANY WARRANTY; without even the implied warranty of
'   MERCHANTABILITY or FITNESS FOR A PARTICULAR PURPOSE.  See the
'   GNU General Public License for more details.
'
'   You should have received a copy of the GNU General Public License
'   along with this program; if not, write to the Free Software
'   Foundation, Inc., 59 Temple Place, Suite 330, Boston, MA  02111-1307  USA
'
'*********************************************************************
Sub subTest()
	dim oVC
	oVC = thisComponent.currentController.viewCursor
	xray fnFindPrevHeadingStyleName(oVC)
End Sub

Sub tests()
    Call AssertEqual("Tests are working", "1", "2") ' This wil always throw up an error
    'Test get family
    Call AssertEqual("Family for bq1", getFamily("bq1"), "bq")
    Call AssertEqual("Family for pre2", getFamily("pre2"), "pre")
    Call AssertEqual("Family for non-ICE style", getFamily("Some other style"), "p")
    Call AssertEqual("Family for p", getFamily("p"), "p")
    Call AssertEqual("Family for li2b", getFamily("li2b"), "li")
    Call AssertEqual("Family for dd1", getFamily("dd1"), "dd")
    Call AssertEqual("Family for dt3", getFamily("dt3"), "dt")
    
    'Test getLevel
    Call AssertEqual("level for bq1", getLevel("bq1"), 1)
    Call AssertEqual("level for pre2", getLevel("pre2"), 2)
    Call AssertEqual("level for non-ICE style", getLevel("Some other style"), 0)
    Call AssertEqual("level for p", getLevel("p"), 0)
    Call AssertEqual("level for li2b", getLevel("li2b"), 2)
    Call AssertEqual("level for dd1", getLevel("dd1"), 1)
    Call AssertEqual("level for dt3", getLevel("dt3"), 3)
    
    'Test get type
    Call AssertEqual("type for bq1", getType("bq1"), "")
    Call AssertEqual("type for pre2", getType("pre2"), "")
    Call AssertEqual("type for non-ICE style", getType("Some other style"), "")
    Call AssertEqual("type for p-center", getType("p-center"), "center")
    Call AssertEqual("type for p", getType("p"), "")
    Call AssertEqual("type for li2b", getType("li2b"), "b")
    Call AssertEqual("type for dd1", getType("dd1"), "")
    Call AssertEqual("type for dt3", getType("dt3"), "")
    
    'Test makeStyleName
    Call AssertEqual("Make style name: bq1", makeStyleName("bq", 1, ""), "bq1")
    Call AssertEqual("Make style name: p-center", makeStyleName("p", 0, "center"), "p-center")
    Call AssertEqual("Make style name: p-center", makeStyleName("p", 0, ""), "p")
    
    
 
    
    'Test Demote #These will need to be tried out to see if they make sense
    Call AssertEqual("Don't Demote li1b after p", Demote("li1b", "p"), "li1b")
    Call AssertEqual("Demote li1b after li1b", Demote("li1b", "li1b"), "li2b")
    Call AssertEqual("Demote p after li3b", Demote("p", "li3b"), "li3p")
    Call AssertEqual("Demote p after bq2", Demote("p", "bq2"), "bq2")
    Call AssertEqual("Demote p after dt1", Demote("p", "dt1"), "dd1")
    Call AssertEqual("Demote p after p", Demote("p", "p"), "bq1")
    Call AssertEqual("Demote bq1 after bq1", Demote("bq1", "bq1"), "bq2")
    Call AssertEqual("Demote pre1 after pre1", Demote("pre1", "pre1"), "pre1")
    Call AssertEqual("Demote pre1 after li1b", Demote("pre1", "li1b"), "pre2")
    Call AssertEqual("Demote pre2 after li1b", Demote("pre2", "li1b"), "pre2")
    Call AssertEqual("Demote li5b", Demote("li5b", "li5b"), "li5b")
    Call AssertEqual("h1 - always Demote", Demote("h1", "p"), "h2")
    Call AssertEqual("h1n - always Demote", Demote("h1n", "p"), "h2n")
    Call AssertEqual("h5n - never Demote", Demote("h5n", "p"), "h5n")
End Sub

Sub AssertEqual(sName, string1, string2)
 If string1 &lt;&gt; string2 Then
    MsgBox ("Failed: " + sName + ": '" + string1 + "' &lt;&gt; '" + string2 + "'")
  End If
End Sub




Function Demote(style, prevStyle)
   family = getFamily(style)
   lev = getLevel(style)
   typ = getType(style)
   prevFamily = getFamily(prevStyle)
   prevLev = getLevel(prevStyle)
   prevTyp = getType(prevStyle)
   
   If lev &gt;= 5 Then
       Demote = style 'no more than level 5 allowed on any style
       Beep
   ElseIf family = "h" Then
        Demote = makeStyleName(family, lev + 1, typ)
   ElseIf lev &gt; prevLev Then
        Demote = style 'Not allowed to Demote if you're already Demoteed one or more than the previous
   ElseIf lev &lt; prevLev Then
       If prevFamily = "dt" Then
          Demote = makeStyleName("dd", prevLev, prevTyp)
       ElseIf prevFamily = "li" Then
         Demote = makeStyleName("li", prevLev, "p")
       ElseIf prevFamily = "bq" Or prevFamily = "pre" Then
          Demote = makeStyleName(prevFamily, prevLev, PrevType)
       Else
         Demote = makeStyleName("li", lev + 1, "b")
       End If
  'Lev = prevLev
  
   ElseIf prevFamily = "p" Then
       Demote = makeStyleName("bq", lev + 1, typ)
   ElseIf family = "pre" And prevFamily = "pre" Then
        Demote = style
   Else
       Demote = makeStyleName(family, lev + 1, typ)
   End If
End Function

Function makeStyleName(family, lev, typ)
  'TODO - test test test
  lev = Trim(Str(lev))
    
  If family = "p" Then

        If typ &lt;&gt; "" Then
         lev = "-"
       Else
         lev = ""
    End If
 End If
 makeStyleName = family + lev + typ
End Function

Function getType(style)
   'Return subtype of a style, eg "center" for a p, or the flavour of a list
  
    typestart = 1000
    'Sub-types of styles are indicated by anything following a number or "-" character
    For i = 1 To Len(style)
      lev = Mid(style, i, 1)
      If InStr("-123456789", lev) Then
         typestart = i + 1
      End If
    Next

    If typestart &lt;= Len(style) Then
        getType = Mid(style, typestart)
    Else
        getType = ""
    End If
End Function
Function getLevel(style)
    'Find a digit: this will return the last one ICE styles are expected to only have one
    getLevel = 0
    For i = 1 To Len(style)
      lev = Mid(style, i, 1)
      If InStr("123456789", lev) Then
         getLevel = Int(lev)
      End If
    Next
End Function

Function getFamily(style)
   'TODO: complete this
    If Left(style, 3) = "pre" Then
        getFamily = "pre"
    ElseIf Left(style, 2) = "li" Then
       getFamily = "li"
    ElseIf Left(style, 2) = "dt" Then
       getFamily = "dt"
    ElseIf Left(style, 2) = "dd" Then
      getFamily = "dd"
    ElseIf Left(style, 1) = "h" Then
      getFamily = "h"
    ElseIf Left(style, 2) = "bq" Then
      getFamily = "bq"
    Else
       getFamily = "p"
    End If
    
End Function

function fnFindPrevHeadingStyleName(oCursor)
	dim oTxtCursor
	sStyleName = ""
	oTxtCursor = oCursor.Text.createTextCursorByRange(oCursor)
	do
		If oTxtCursor.gotoPreviousParagraph(False)=False Then
			exit do
		end If
		sStyleName = oTxtCursor.paraStyleName
		sFamily = getFamily(sStyleName)
		print sFamily
	loop until sFamily="h"
	
	fnFindPrevHeadingStyleName = sStyleName
end function

function fnGetPrevStyleName(oCursor)
	oTxtCursor = oCursor.Text.createTextCursorByRange(oCursor)
	If oTxtCursor.gotoPreviousParagraph(False) Then
		sStyleName = oTxtCursor.paraStyleName
	else
		sStyleName = ""
	end If
	fnGetPrevStyleName = sStyleName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ub Macro1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element library:name="Toolba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